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e31" officeooo:paragraph-rsid="00092e31"/>
    </style:style>
    <style:style style:name="P2" style:family="paragraph" style:parent-style-name="Standard">
      <style:text-properties officeooo:rsid="000ae810" officeooo:paragraph-rsid="000ae810"/>
    </style:style>
    <style:style style:name="P3" style:family="paragraph" style:parent-style-name="Text_20_body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0ae810" officeooo:paragraph-rsid="000ae810" style:text-blinking="false" fo:background-color="transparent"/>
    </style:style>
    <style:style style:name="P4" style:family="paragraph" style:parent-style-name="Heading_20_1">
      <style:text-properties officeooo:rsid="000c0b9b" officeooo:paragraph-rsid="000c0b9b"/>
    </style:style>
    <style:style style:name="P5" style:family="paragraph" style:parent-style-name="Text_20_body">
      <style:text-properties officeooo:rsid="000c0b9b" officeooo:paragraph-rsid="000c0b9b"/>
    </style:style>
    <style:style style:name="P6" style:family="paragraph" style:parent-style-name="Heading_20_1">
      <style:text-properties officeooo:rsid="000c9125" officeooo:paragraph-rsid="000c9125"/>
    </style:style>
    <style:style style:name="P7" style:family="paragraph" style:parent-style-name="Text_20_body">
      <style:text-properties officeooo:rsid="000c9125" officeooo:paragraph-rsid="000c9125"/>
    </style:style>
    <style:style style:name="P8" style:family="paragraph" style:parent-style-name="Text_20_body">
      <style:text-properties fo:color="#ffffff" loext:opacity="100%" officeooo:rsid="000ae810"/>
    </style:style>
    <style:style style:name="P9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Arial" fo:font-size="20pt" fo:font-style="normal" style:text-underline-style="none" fo:font-weight="normal" officeooo:rsid="000ae810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ae810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text-underline-style="none" officeooo:rsid="000ae810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0ae810" style:text-blinking="false" fo:background-color="transparent"/>
    </style:style>
    <style:style style:name="P13" style:family="paragraph" style:parent-style-name="Text_20_body">
      <style:text-properties officeooo:rsid="000ae810"/>
    </style:style>
    <style:style style:name="T1" style:family="text">
      <style:text-properties officeooo:rsid="000b1aeb"/>
    </style:style>
    <style:style style:name="T2" style:family="text">
      <style:text-properties officeooo:rsid="000c9125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noSector</text:p>
      <text:p text:style-name="P1"/>
      <text:p text:style-name="P2">I am aiming to emulate battlerite, but slower pace and in space.<text:line-break/><text:line-break/>I <text:span text:style-name="T1">want to have maximum readability etc. etc.</text:span></text:p>
      <text:p text:style-name="P2"/>
      <text:p text:style-name="P2"/>
      <text:p text:style-name="P2"/>
      <text:p text:style-name="P2"/>
      <text:p text:style-name="P3"><text:bookmark text:name="docs-internal-guid-6ecff9bc-7fff-3945-325e-ae3876552aea"/>A 2d physics based, slow paced, singleplayer moba-style game set in space.</text:p>
      <text:p text:style-name="P3"/>
      <text:h text:style-name="P4" text:outline-level="1">Gameplay?</text:h>
      <text:p text:style-name="P5">Since I want to emulate battlerite, each “<text:span text:style-name="T2">mission</text:span>” is made up of 3 stages. Each stage is its own “mini-arena” where time is tracked but not shown. <text:span text:style-name="T2">Your “score” is how quickly you beat a level, so speedrunning is encouraged for more experienced players.</text:span></text:p>
      <text:h text:style-name="P6" text:outline-level="1">Builds and complexity</text:h>
      <text:p text:style-name="P7">I like the idea of playing with builds, every mission rewards you with at least 1 new ship system that makes the game more complex and also makes the enemies slightly more complex. </text:p>
      <text:p text:style-name="P8"/>
      <text:h text:style-name="P9" text:outline-level="1">Execution is easy, decisions are hard.</text:h>
      <text:p text:style-name="P8"/>
      <text:p text:style-name="P10"><text:a xlink:type="simple" xlink:href="https://chatgpt.com/c/6966b1cb-b1ac-8333-b877-af14b6d3c0a5" text:style-name="Internet_20_link" text:visited-style-name="Visited_20_Internet_20_Link"><text:span text:style-name="T3">https://chatgpt.com/c/6966b1cb-b1ac-8333-b877-af14b6d3c0a5</text:span></text:a></text:p>
      <text:p text:style-name="P8"/>
      <text:p text:style-name="P11">“<text:span text:style-name="T4">Builds change the questions the player is asked; judgement determines the answers.”</text:span></text:p>
      <text:p text:style-name="P8"/>
      <text:p text:style-name="P12">1. **Every build reshapes the questions the player is asked**, reframing the tactical problems they must solve rather than simply modifying stats.  </text:p>
      <text:p text:style-name="P12">2. **Every encounter rewards judgement over reflex**, emphasizing thoughtful decision‑making instead of mechanical speed.  </text:p>
      <text:p text:style-name="P12">3. **Weapons, enemies, and arenas work together to create a deliberate rhythm** of pressure and opportunity that defines the game’s pacing.  </text:p>
      <text:p text:style-name="P12">4. **Commitment has consequences**, ensuring every offensive action carries meaningful risk and weight.  </text:p>
      <text:p text:style-name="P12">5. **Positioning is the primary defense**, making spatial awareness and movement choices more important than twitch reactions or defensive micro.  </text:p>
      <text:p text:style-name="P12"><text:soft-page-break/>6. **Clarity enables players to read situations**, with readable telegraphs, projectiles, and cooldowns that support informed decision‑making.  </text:p>
      <text:p text:style-name="P12">7. **Depth emerges from tight constraints**, where limited resources and deliberate pacing force meaningful choices rather than overwhelming the player with speed or complexity.  </text:p>
      <text:p text:style-name="P12">8. **The game rewards players for out‑thinking a fight, not out‑clicking it**, ensuring mastery comes from understanding, timing, and judgement.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4:29:52.420084900</meta:creation-date>
    <dc:date>2026-03-04T12:04:54.143065700</dc:date>
    <meta:editing-duration>PT12M2S</meta:editing-duration>
    <meta:editing-cycles>6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19" meta:word-count="284" meta:character-count="1969" meta:non-whitespace-character-count="1686"/>
  </office:meta>
</office:document-meta>
</file>